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N13CheckDigit.weightedValue( int charValue , int leftPos , int righ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N13CheckDigit.EAN13Check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